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A0000335E0000159A7A11050C.wmf" manifest:media-type=""/>
  <manifest:file-entry manifest:full-path="Pictures/2000000A000038D800001054D76EF69A.wmf" manifest:media-type=""/>
  <manifest:file-entry manifest:full-path="Pictures/2000000A00005A5500002FA5A2DAAF1A.wmf" manifest:media-type=""/>
  <manifest:file-entry manifest:full-path="Pictures/2000000A00005CEA00002E9DCDFD2C9A.wmf" manifest:media-type=""/>
  <manifest:file-entry manifest:full-path="Pictures/2000000A00006C0100004F600C159E47.wmf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00%"/>
    </style:style>
    <style:style style:name="P3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P5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>
        <style:tab-stops/>
      </style:paragraph-properties>
    </style:style>
    <style:style style:name="T1" style:family="text">
      <style:text-properties style:font-name="Calibri" fo:font-size="11pt" fo:language="en" fo:country="none" style:text-underline-style="solid" style:text-underline-width="auto" style:text-underline-color="font-color" fo:font-weight="bold" style:font-size-asian="11pt" style:font-weight-asian="bold"/>
    </style:style>
    <style:style style:name="T2" style:family="text">
      <style:text-properties style:font-name="Calibri" fo:font-size="11pt" fo:language="en" fo:country="none" style:text-underline-style="none" fo:font-weight="bold" style:font-size-asian="11pt" style:font-weight-asian="bold"/>
    </style:style>
    <style:style style:name="T3" style:family="text"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T4" style:family="text">
      <style:text-properties fo:language="en" fo:countr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ycalendar</text:span></text:p>
      <text:p text:style-name="P1"><text:span text:style-name="T2">mycalenda</text:span><text:span text:style-name="T3">r is a Django based Task reminder calendar app which records all the tasks due dates month wise. The user can add or delete tasks according to their need.</text:span></text:p>
      <text:p text:style-name="P1"><text:span text:style-name="T3">Installations instructions - </text:span></text:p>
      <text:p text:style-name="P1"><text:span text:style-name="T3">1. Download the project from Github.</text:span></text:p>
      <text:p text:style-name="P1"><text:span text:style-name="T3">2. open cmd. (at eg:- C:/python3)</text:span></text:p>
      <text:p text:style-name="P1"><text:span text:style-name="T3">2. Creating virtualenv </text:span></text:p>
      <text:list xml:id="list7231485339148696786" text:style-name="WWNum1">
        <text:list-item>
          <text:p text:style-name="P5"><text:span text:style-name="T3">type 'pip install virtualenv'.</text:span></text:p>
        </text:list-item>
        <text:list-item>
          <text:p text:style-name="P5"><text:span text:style-name="T3">type 'virtualenv assignment'</text:span></text:p>
        </text:list-item>
        <text:list-item>
          <text:p text:style-name="P5"><text:span text:style-name="T3">type 'cd assignment/scripts'</text:span></text:p>
        </text:list-item>
        <text:list-item>
          <text:p text:style-name="P5"><text:span text:style-name="T3">type 'activate' (virtualenv is activated)</text:span></text:p>
        </text:list-item>
        <text:list-item>
          <text:p text:style-name="P5"><text:span text:style-name="T3">type 'cd..'</text:span></text:p>
        </text:list-item>
      </text:list>
      <text:p text:style-name="P2"><draw:frame draw:style-name="fr1" draw:name="Image1" text:anchor-type="as-char" svg:width="13.145cm" svg:height="5.503cm" draw:z-index="0"><draw:image xlink:href="Pictures/2000000A0000335E0000159A7A11050C.wmf" xlink:type="simple" xlink:show="embed" xlink:actuate="onLoad"/></draw:frame></text:p>
      <text:p text:style-name="P1"><text:span text:style-name="T3">3. Now we are in assignment folder.</text:span></text:p>
      <text:p text:style-name="P1"><text:span text:style-name="T3">4. Paste the project here.</text:span></text:p>
      <text:p text:style-name="P1"><text:span text:style-name="T3">5. type 'pip install django'</text:span></text:p>
      <text:p text:style-name="P1"><text:span text:style-name="T3">6. Go to 'mycalendar' folder.</text:span></text:p>
      <text:p text:style-name="P1"><text:span text:style-name="T3">7. type 'python manage.py makemigrations' <text:s/>(update the database if any changes occur)</text:span></text:p>
      <text:p text:style-name="P1"><text:span text:style-name="T3">8. type 'python manage.py migrate'</text:span></text:p>
      <text:p text:style-name="P1"><text:span text:style-name="T3">9. type 'python manage.py createsuperuser' and follow the instructions.</text:span></text:p>
      <text:p text:style-name="P1"><text:span text:style-name="T3">10. type 'python manage.py runserver'</text:span></text:p>
      <text:p text:style-name="P1"><text:span text:style-name="T3">11. Go to the mentioned server in cmd.</text:span></text:p>
      <text:p text:style-name="P2"><text:soft-page-break/><draw:frame draw:style-name="fr1" draw:name="Image2" text:anchor-type="as-char" svg:width="14.542cm" svg:height="4.17cm" draw:z-index="1"><draw:image xlink:href="Pictures/2000000A000038D800001054D76EF69A.wmf" xlink:type="simple" xlink:show="embed" xlink:actuate="onLoad"/></draw:frame></text:p>
      <text:p text:style-name="P1"><text:span text:style-name="T3">12. If a Django page appears then our project is running properly.</text:span></text:p>
      <text:p text:style-name="P1"><text:span text:style-name="T3">13. Go to http://127.0.0.1:8000/admin. Enter your details from createsuperuser mentioned in (9).</text:span></text:p>
      <text:p text:style-name="P1"><text:span text:style-name="T3">14. Click on 'Add' under 'EVENTS which is encircled.</text:span><text:span text:style-name="T3"><draw:frame draw:style-name="fr1" draw:name="Image3" text:anchor-type="as-char" svg:width="15.24cm" svg:height="8.022cm" draw:z-index="2"><draw:image xlink:href="Pictures/2000000A00005A5500002FA5A2DAAF1A.wmf" xlink:type="simple" xlink:show="embed" xlink:actuate="onLoad"/></draw:frame></text:span></text:p>
      <text:p text:style-name="P1"><text:span text:style-name="T3">15. Add your notes, date, time, reminder and click on 'save and continue' mentioned at right bottom corner.</text:span></text:p>
      <text:p text:style-name="P1"><text:span text:style-name="T3">16. Click on 'Scheduling'</text:span></text:p>
      <text:p text:style-name="P2"><text:soft-page-break/><draw:frame draw:style-name="fr1" draw:name="Image4" text:anchor-type="as-char" svg:width="15.24cm" svg:height="7.641cm" draw:z-index="3"><draw:image xlink:href="Pictures/2000000A00005CEA00002E9DCDFD2C9A.wmf" xlink:type="simple" xlink:show="embed" xlink:actuate="onLoad"/></draw:frame></text:p>
      <text:p text:style-name="P2"><text:span text:style-name="T3">17. A simple Calendar appears as shown below.</text:span></text:p>
      <text:p text:style-name="P2"><draw:frame draw:style-name="fr1" draw:name="Image5" text:anchor-type="as-char" svg:width="15.24cm" svg:height="11.197cm" draw:z-index="4"><draw:image xlink:href="Pictures/2000000A00006C0100004F600C159E47.wmf" xlink:type="simple" xlink:show="embed" xlink:actuate="onLoad"/></draw:frame></text:p>
      <text:p text:style-name="P2"><text:span text:style-name="T3">We can look at any month through the link provided and can also add task as or when needed.</text:span></text:p>
      <text:p text:style-name="P3"/>
      <text:p text:style-name="P3"/>
      <text:p text:style-name="P4"/>
      <text:p text:style-name="P4"/>
      <text:p text:style-name="Standard"><text:a xlink:type="simple" xlink:href="http://127.0.0.1:8000/admin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45:09.764000000</meta:creation-date>
    <dc:date>2018-11-13T20:45:49.906000000</dc:date>
    <meta:editing-duration>PT40S</meta:editing-duration>
    <meta:editing-cycles>1</meta:editing-cycles>
    <meta:document-statistic meta:table-count="0" meta:image-count="5" meta:object-count="0" meta:page-count="3" meta:paragraph-count="31" meta:word-count="213" meta:character-count="1307" meta:non-whitespace-character-count="1123"/>
    <meta:generator>LibreOffice/5.0.0.5$Windows_x86 LibreOffice_project/1b1a90865e348b492231e1c451437d7a15bb262b</meta:generator>
  </office:meta>
</office:document-meta>
</file>